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9.19pt" svg:height="208.01pt" svg:x="793.67pt" svg:y="219.86pt">
            <loext:p draw:notify-on-update-of-ranges="Sheet1.G18:Sheet1.G28 Sheet1.I18:Sheet1.I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9.19pt" svg:height="208.01pt" svg:x="1092.61pt" svg:y="217.59pt">
            <loext:p draw:notify-on-update-of-ranges="Sheet1.G18:Sheet1.G28 Sheet1.I18:Sheet1.I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89.19pt" svg:height="208.01pt" svg:x="807.59pt" svg:y="0pt">
            <loext:p draw:notify-on-update-of-ranges="Sheet1.G12:Sheet1.G15 Sheet1.I12:Sheet1.I15 Sheet1.G12:Sheet1.G15 Sheet1.H12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 = 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lt;M&gt;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&lt;ΔM&gt;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933" calcext:value-type="float">
            <text:p>-933</text:p>
          </table:table-cell>
          <table:table-cell office:value-type="float" office:value="740" calcext:value-type="float">
            <text:p>740</text:p>
          </table:table-cell>
          <table:table-cell table:formula="of:=SQRT([.D3])" office:value-type="float" office:value="27.2029410174709" calcext:value-type="float">
            <text:p>27.20294101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office:value-type="float" office:value="780" calcext:value-type="float">
            <text:p>780</text:p>
          </table:table-cell>
          <table:table-cell office:value-type="float" office:value="7300" calcext:value-type="float">
            <text:p>7300</text:p>
          </table:table-cell>
          <table:table-cell table:formula="of:=SQRT([.D4])" office:value-type="float" office:value="85.4400374531753" calcext:value-type="float">
            <text:p>85.4400374532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100" calcext:value-type="float">
            <text:p>100</text:p>
          </table:table-cell>
          <table:table-cell office:value-type="float" office:value="80000" calcext:value-type="float">
            <text:p>80000</text:p>
          </table:table-cell>
          <table:table-cell table:formula="of:=SQRT([.D5])" office:value-type="float" office:value="282.842712474619" calcext:value-type="float">
            <text:p>282.8427124746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table:formula="of:=SQRT([.D6])" office:value-type="float" office:value="137.840487520902" calcext:value-type="float">
            <text:p>137.84048752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-20" calcext:value-type="float">
            <text:p>-20</text:p>
          </table:table-cell>
          <table:table-cell office:value-type="float" office:value="12800" calcext:value-type="float">
            <text:p>12800</text:p>
          </table:table-cell>
          <table:table-cell table:formula="of:=SQRT([.D7])" office:value-type="float" office:value="113.137084989848" calcext:value-type="float">
            <text:p>113.13708498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9300" calcext:value-type="float">
            <text:p>9300</text:p>
          </table:table-cell>
          <table:table-cell table:formula="of:=SQRT([.D8])" office:value-type="float" office:value="96.4365076099296" calcext:value-type="float">
            <text:p>96.43650760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float" office:value="5500" calcext:value-type="float">
            <text:p>5500</text:p>
          </table:table-cell>
          <table:table-cell table:formula="of:=SQRT([.D9])" office:value-type="float" office:value="74.1619848709566" calcext:value-type="float">
            <text:p>74.16198487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=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M&gt;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&lt;ΔM&gt;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χ</text:p>
          </table:table-cell>
          <table:table-cell table:number-columns-repeated="3"/>
        </table:table-row>
        <table:table-row table:style-name="ro1">
          <table:table-cell table:formula="of:=LINEST([.C12:.C14];[.B12:.B14])" office:value-type="float" office:value="-3883" calcext:value-type="float">
            <text:p>-3883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4490" calcext:value-type="float">
            <text:p>4490</text:p>
          </table:table-cell>
          <table:table-cell table:formula="of:=SQRT([.D12])" office:value-type="float" office:value="67.0074622710038" calcext:value-type="float">
            <text:p>67.0074622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BS([.A12])" office:value-type="float" office:value="3883" calcext:value-type="float">
            <text:p>3883</text:p>
          </table:table-cell>
          <table:table-cell office:value-type="float" office:value="4490" calcext:value-type="float">
            <text:p>4490</text:p>
          </table:table-cell>
          <table:table-cell table:formula="of:=([.I12]-[.H12])/[.H12]" office:value-type="float" office:value="0.156322431109967" calcext:value-type="float">
            <text:p>0.1563224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-257" calcext:value-type="float">
            <text:p>-257</text:p>
          </table:table-cell>
          <table:table-cell office:value-type="float" office:value="3696" calcext:value-type="float">
            <text:p>3696</text:p>
          </table:table-cell>
          <table:table-cell table:formula="of:=SQRT([.D13])" office:value-type="float" office:value="60.7947366142827" calcext:value-type="float">
            <text:p>60.7947366143</text:p>
          </table:table-cell>
          <table:table-cell/>
          <table:table-cell office:value-type="float" office:value="2" calcext:value-type="float">
            <text:p>2</text:p>
          </table:table-cell>
          <table:table-cell table:formula="of:=ABS([.A17])" office:value-type="float" office:value="835" calcext:value-type="float">
            <text:p>835</text:p>
          </table:table-cell>
          <table:table-cell office:value-type="float" office:value="910" calcext:value-type="float">
            <text:p>910</text:p>
          </table:table-cell>
          <table:table-cell table:formula="of:=([.I13]-[.H13])/[.H13]" office:value-type="float" office:value="0.0898203592814371" calcext:value-type="float">
            <text:p>0.0898203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389" calcext:value-type="float">
            <text:p>-389</text:p>
          </table:table-cell>
          <table:table-cell office:value-type="float" office:value="3129" calcext:value-type="float">
            <text:p>3129</text:p>
          </table:table-cell>
          <table:table-cell table:formula="of:=SQRT([.D14])" office:value-type="float" office:value="55.937465083788" calcext:value-type="float">
            <text:p>55.9374650838</text:p>
          </table:table-cell>
          <table:table-cell/>
          <table:table-cell office:value-type="float" office:value="4" calcext:value-type="float">
            <text:p>4</text:p>
          </table:table-cell>
          <table:table-cell table:formula="of:=ABS([.A22])" office:value-type="float" office:value="321" calcext:value-type="float">
            <text:p>321</text:p>
          </table:table-cell>
          <table:table-cell office:value-type="float" office:value="332.5" calcext:value-type="float">
            <text:p>332.5</text:p>
          </table:table-cell>
          <table:table-cell table:formula="of:=([.I14]-[.H14])/[.H14]" office:value-type="float" office:value="0.0358255451713396" calcext:value-type="float">
            <text:p>0.03582554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formula="of:=ABS([.A27])" office:value-type="float" office:value="139.6" calcext:value-type="float">
            <text:p>139.6</text:p>
          </table:table-cell>
          <table:table-cell office:value-type="float" office:value="145" calcext:value-type="float">
            <text:p>145</text:p>
          </table:table-cell>
          <table:table-cell table:formula="of:=([.I15]-[.H15])/[.H15]" office:value-type="float" office:value="0.0386819484240688" calcext:value-type="float">
            <text:p>0.0386819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=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M&gt;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&lt;ΔM&gt;</text:p>
          </table:table-cell>
          <table:table-cell table:number-columns-repeated="7"/>
        </table:table-row>
        <table:table-row table:style-name="ro1">
          <table:table-cell table:formula="of:=LINEST([.C17:.C19];[.B17:.B19])" office:value-type="float" office:value="-835" calcext:value-type="float">
            <text:p>-83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1820" calcext:value-type="float">
            <text:p>1820</text:p>
          </table:table-cell>
          <table:table-cell table:formula="of:=SQRT([.D17])" office:value-type="float" office:value="42.6614580154031" calcext:value-type="float">
            <text:p>42.6614580154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log(T-Tc)</text:p>
          </table:table-cell>
          <table:table-cell office:value-type="string" calcext:value-type="string">
            <text:p>logχ</text:p>
          </table:table-cell>
          <table:table-cell office:value-type="string" calcext:value-type="string">
            <text:p>臨界係数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-215" calcext:value-type="float">
            <text:p>-215</text:p>
          </table:table-cell>
          <table:table-cell office:value-type="float" office:value="1730" calcext:value-type="float">
            <text:p>1730</text:p>
          </table:table-cell>
          <table:table-cell table:formula="of:=SQRT([.D18])" office:value-type="float" office:value="41.5932686861708" calcext:value-type="float">
            <text:p>41.59326868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740" calcext:value-type="float">
            <text:p>740</text:p>
          </table:table-cell>
          <table:table-cell table:formula="of:=[.H18]/[.G18]" office:value-type="float" office:value="1480" calcext:value-type="float">
            <text:p>1480</text:p>
          </table:table-cell>
          <table:table-cell table:formula="of:=LOG([.G18]-0.685)" office:value-type="string" office:string-value="" calcext:value-type="error">
            <text:p>Err:502</text:p>
          </table:table-cell>
          <table:table-cell table:formula="of:=LOG([.I18])" office:value-type="float" office:value="3.17026171539496" calcext:value-type="float">
            <text:p>3.1702617154</text:p>
          </table:table-cell>
          <table:table-cell table:formula="of:=LINEST([.J21:.J24];[.K21:.K24]; 1;0)" office:value-type="float" office:value="-1.72371102339159" calcext:value-type="float">
            <text:p>-1.723711023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418" calcext:value-type="float">
            <text:p>-418</text:p>
          </table:table-cell>
          <table:table-cell office:value-type="float" office:value="1360" calcext:value-type="float">
            <text:p>1360</text:p>
          </table:table-cell>
          <table:table-cell table:formula="of:=SQRT([.D19])" office:value-type="float" office:value="36.8781778291715" calcext:value-type="float">
            <text:p>36.8781778292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7300" calcext:value-type="float">
            <text:p>7300</text:p>
          </table:table-cell>
          <table:table-cell table:formula="of:=[.H19]/[.G19]" office:value-type="float" office:value="13272.7272727273" calcext:value-type="float">
            <text:p>13272.7272727273</text:p>
          </table:table-cell>
          <table:table-cell table:formula="of:=LOG([.G19]-0.685)" office:value-type="string" office:string-value="" calcext:value-type="error">
            <text:p>Err:502</text:p>
          </table:table-cell>
          <table:table-cell table:formula="of:=LOG([.I19])" office:value-type="float" office:value="4.12296017062621" calcext:value-type="float">
            <text:p>4.1229601706</text:p>
          </table:table-cell>
          <table:table-cell table:formula="of:=-7/4" office:value-type="float" office:value="-1.75" calcext:value-type="float">
            <text:p>-1.75</text:p>
          </table:table-cell>
        </table:table-row>
        <table:table-row table:style-name="ro1">
          <table:table-cell table:number-columns-repeated="6"/>
          <table:table-cell office:value-type="float" office:value="0.6" calcext:value-type="float">
            <text:p>0.6</text:p>
          </table:table-cell>
          <table:table-cell office:value-type="float" office:value="80000" calcext:value-type="float">
            <text:p>80000</text:p>
          </table:table-cell>
          <table:table-cell table:formula="of:=[.H20]/[.G20]" office:value-type="float" office:value="133333.333333333" calcext:value-type="float">
            <text:p>133333.333333333</text:p>
          </table:table-cell>
          <table:table-cell table:formula="of:=LOG([.G20]-0.685)" office:value-type="string" office:string-value="" calcext:value-type="error">
            <text:p>Err:502</text:p>
          </table:table-cell>
          <table:table-cell table:formula="of:=LOG([.I20])" office:value-type="float" office:value="5.1249387366083" calcext:value-type="float">
            <text:p>5.1249387366</text:p>
          </table:table-cell>
          <table:table-cell/>
        </table:table-row>
        <table:table-row table:style-name="ro1">
          <table:table-cell office:value-type="string" calcext:value-type="string">
            <text:p>T = 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M&gt;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&lt;ΔM&gt;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9000" calcext:value-type="float">
            <text:p>19000</text:p>
          </table:table-cell>
          <table:table-cell table:formula="of:=[.H21]/[.G21]" office:value-type="float" office:value="27142.8571428571" calcext:value-type="float">
            <text:p>27142.8571428571</text:p>
          </table:table-cell>
          <table:table-cell table:formula="of:=LOG([.G21]-0.685)" office:value-type="float" office:value="-1.82390874094432" calcext:value-type="float">
            <text:p>-1.8239087409</text:p>
          </table:table-cell>
          <table:table-cell table:formula="of:=LOG([.I21])" office:value-type="float" office:value="4.43365556093857" calcext:value-type="float">
            <text:p>4.4336555609</text:p>
          </table:table-cell>
          <table:table-cell/>
        </table:table-row>
        <table:table-row table:style-name="ro1">
          <table:table-cell table:formula="of:=LINEST([.C22:.C24];[.B22:.B24])" office:value-type="float" office:value="-321" calcext:value-type="float">
            <text:p>-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0" calcext:value-type="float">
            <text:p>1330</text:p>
          </table:table-cell>
          <table:table-cell table:formula="of:=SQRT([.D22])" office:value-type="float" office:value="36.4691650576209" calcext:value-type="float">
            <text:p>36.469165057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12800" calcext:value-type="float">
            <text:p>12800</text:p>
          </table:table-cell>
          <table:table-cell table:formula="of:=[.H22]/[.G22]" office:value-type="float" office:value="17066.6666666667" calcext:value-type="float">
            <text:p>17066.6666666667</text:p>
          </table:table-cell>
          <table:table-cell table:formula="of:=LOG([.G22]-0.685)" office:value-type="float" office:value="-1.18708664335714" calcext:value-type="float">
            <text:p>-1.1870866434</text:p>
          </table:table-cell>
          <table:table-cell table:formula="of:=LOG([.I22])" office:value-type="float" office:value="4.23214870625617" calcext:value-type="float">
            <text:p>4.2321487063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166" calcext:value-type="float">
            <text:p>-166</text:p>
          </table:table-cell>
          <table:table-cell office:value-type="float" office:value="1310" calcext:value-type="float">
            <text:p>1310</text:p>
          </table:table-cell>
          <table:table-cell table:formula="of:=SQRT([.D23])" office:value-type="float" office:value="36.1939221417077" calcext:value-type="float">
            <text:p>36.1939221417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9300" calcext:value-type="float">
            <text:p>9300</text:p>
          </table:table-cell>
          <table:table-cell table:formula="of:=[.H23]/[.G23]" office:value-type="float" office:value="11625" calcext:value-type="float">
            <text:p>11625</text:p>
          </table:table-cell>
          <table:table-cell table:formula="of:=LOG([.G23]-0.685)" office:value-type="float" office:value="-0.939302159646388" calcext:value-type="float">
            <text:p>-0.9393021596</text:p>
          </table:table-cell>
          <table:table-cell table:formula="of:=LOG([.I23])" office:value-type="float" office:value="4.06539296156199" calcext:value-type="float">
            <text:p>4.0653929616</text:p>
          </table:table-cell>
          <table:table-cell office:value-type="string" calcext:value-type="string">
            <text:p>転移温度T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320" calcext:value-type="float">
            <text:p>-320</text:p>
          </table:table-cell>
          <table:table-cell office:value-type="float" office:value="1200" calcext:value-type="float">
            <text:p>1200</text:p>
          </table:table-cell>
          <table:table-cell table:formula="of:=SQRT([.D24])" office:value-type="float" office:value="34.6410161513775" calcext:value-type="float">
            <text:p>34.641016151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5500" calcext:value-type="float">
            <text:p>5500</text:p>
          </table:table-cell>
          <table:table-cell table:formula="of:=[.H24]/[.G24]" office:value-type="float" office:value="6111.11111111111" calcext:value-type="float">
            <text:p>6111.1111111111</text:p>
          </table:table-cell>
          <table:table-cell table:formula="of:=LOG([.G24]-0.685)" office:value-type="float" office:value="-0.667561540084395" calcext:value-type="float">
            <text:p>-0.6675615401</text:p>
          </table:table-cell>
          <table:table-cell table:formula="of:=LOG([.I24])" office:value-type="float" office:value="3.78612018005492" calcext:value-type="float">
            <text:p>3.7861201801</text:p>
          </table:table-cell>
          <table:table-cell table:formula="of:=LINEST([.K18:.K20];[.G18:.G20];1;0)" office:value-type="float" office:value="19.5467702121334" calcext:value-type="float">
            <text:p>19.5467702121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490" calcext:value-type="float">
            <text:p>4490</text:p>
          </table:table-cell>
          <table:table-cell table:formula="of:=[.H25]/[.G25]" office:value-type="float" office:value="4490" calcext:value-type="float">
            <text:p>4490</text:p>
          </table:table-cell>
          <table:table-cell table:formula="of:=LOG([.G25]-0.685)" office:value-type="float" office:value="-0.5016894462104" calcext:value-type="float">
            <text:p>-0.5016894462</text:p>
          </table:table-cell>
          <table:table-cell table:formula="of:=LOG([.I25])" office:value-type="float" office:value="3.65224634100332" calcext:value-type="float">
            <text:p>3.652246341</text:p>
          </table:table-cell>
          <table:table-cell table:formula="of:=LINEST([.K21:.K24];[.G21:.G24];1;0)" office:value-type="float" office:value="-3.19517740758986" calcext:value-type="float">
            <text:p>-3.1951774076</text:p>
          </table:table-cell>
        </table:table-row>
        <table:table-row table:style-name="ro1">
          <table:table-cell office:value-type="string" calcext:value-type="string">
            <text:p>T = 8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lt;M&gt;</text:p>
          </table:table-cell>
          <table:table-cell office:value-type="string" calcext:value-type="string">
            <text:p>&lt;ΔM^2&gt;</text:p>
          </table:table-cell>
          <table:table-cell office:value-type="string" calcext:value-type="string">
            <text:p>&lt;ΔM&gt;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20" calcext:value-type="float">
            <text:p>1820</text:p>
          </table:table-cell>
          <table:table-cell table:formula="of:=[.H26]/[.G26]" office:value-type="float" office:value="910" calcext:value-type="float">
            <text:p>910</text:p>
          </table:table-cell>
          <table:table-cell table:formula="of:=LOG([.G26]-0.685)" office:value-type="float" office:value="0.118925752825777" calcext:value-type="float">
            <text:p>0.1189257528</text:p>
          </table:table-cell>
          <table:table-cell table:formula="of:=LOG([.I26])" office:value-type="float" office:value="2.95904139232109" calcext:value-type="float">
            <text:p>2.9590413923</text:p>
          </table:table-cell>
          <table:table-cell/>
        </table:table-row>
        <table:table-row table:style-name="ro1">
          <table:table-cell table:formula="of:=LINEST([.C27:.C32];[.B27:.B32])" office:value-type="float" office:value="-139.6" calcext:value-type="float">
            <text:p>-13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  <table:table-cell table:formula="of:=SQRT([.D27])" office:value-type="float" office:value="34.0587727318528" calcext:value-type="float">
            <text:p>34.05877273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30" calcext:value-type="float">
            <text:p>1330</text:p>
          </table:table-cell>
          <table:table-cell table:formula="of:=[.H27]/[.G27]" office:value-type="float" office:value="332.5" calcext:value-type="float">
            <text:p>332.5</text:p>
          </table:table-cell>
          <table:table-cell table:formula="of:=LOG([.G27]-0.685)" office:value-type="float" office:value="0.520483532740792" calcext:value-type="float">
            <text:p>0.5204835327</text:p>
          </table:table-cell>
          <table:table-cell table:formula="of:=LOG([.I27])" office:value-type="float" office:value="2.52179164963912" calcext:value-type="float">
            <text:p>2.5217916496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-71" calcext:value-type="float">
            <text:p>-71</text:p>
          </table:table-cell>
          <table:table-cell office:value-type="float" office:value="1150" calcext:value-type="float">
            <text:p>1150</text:p>
          </table:table-cell>
          <table:table-cell table:formula="of:=SQRT([.D28])" office:value-type="float" office:value="33.9116499156263" calcext:value-type="float">
            <text:p>33.91164991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60" calcext:value-type="float">
            <text:p>1160</text:p>
          </table:table-cell>
          <table:table-cell table:formula="of:=[.H28]/[.G28]" office:value-type="float" office:value="145" calcext:value-type="float">
            <text:p>145</text:p>
          </table:table-cell>
          <table:table-cell table:formula="of:=LOG([.G28]-0.685)" office:value-type="float" office:value="0.86421433046133" calcext:value-type="float">
            <text:p>0.8642143305</text:p>
          </table:table-cell>
          <table:table-cell table:formula="of:=LOG([.I28])" office:value-type="float" office:value="2.16136800223497" calcext:value-type="float">
            <text:p>2.161368002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-144" calcext:value-type="float">
            <text:p>-144</text:p>
          </table:table-cell>
          <table:table-cell office:value-type="float" office:value="1130" calcext:value-type="float">
            <text:p>1130</text:p>
          </table:table-cell>
          <table:table-cell table:formula="of:=SQRT([.D29])" office:value-type="float" office:value="33.6154726279432" calcext:value-type="float">
            <text:p>33.61547262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-214" calcext:value-type="float">
            <text:p>-214</text:p>
          </table:table-cell>
          <table:table-cell office:value-type="float" office:value="1110" calcext:value-type="float">
            <text:p>1110</text:p>
          </table:table-cell>
          <table:table-cell table:formula="of:=SQRT([.D30])" office:value-type="float" office:value="33.3166624979154" calcext:value-type="float">
            <text:p>33.31666249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282" calcext:value-type="float">
            <text:p>-282</text:p>
          </table:table-cell>
          <table:table-cell office:value-type="float" office:value="1090" calcext:value-type="float">
            <text:p>1090</text:p>
          </table:table-cell>
          <table:table-cell table:formula="of:=SQRT([.D31])" office:value-type="float" office:value="33.0151480384384" calcext:value-type="float">
            <text:p>33.01514803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347" calcext:value-type="float">
            <text:p>-347</text:p>
          </table:table-cell>
          <table:table-cell office:value-type="float" office:value="1020" calcext:value-type="float">
            <text:p>1020</text:p>
          </table:table-cell>
          <table:table-cell table:formula="of:=SQRT([.D32])" office:value-type="float" office:value="31.9374388453426" calcext:value-type="float">
            <text:p>31.937438845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8" calcext:value-type="float">
            <text:p>-0.4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6" calcext:value-type="float">
            <text:p>-0.4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4" calcext:value-type="float">
            <text:p>-0.4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8" calcext:value-type="float">
            <text:p>-0.3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6" calcext:value-type="float">
            <text:p>-0.3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4" calcext:value-type="float">
            <text:p>-0.3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2" calcext:value-type="float">
            <text:p>-0.3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8" calcext:value-type="float">
            <text:p>-0.2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6" calcext:value-type="float">
            <text:p>-0.2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4" calcext:value-type="float">
            <text:p>-0.2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2" calcext:value-type="float">
            <text:p>-0.2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6" calcext:value-type="float">
            <text:p>-0.1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4" calcext:value-type="float">
            <text:p>-0.1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2" calcext:value-type="float">
            <text:p>-0.1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8" calcext:value-type="float">
            <text:p>-0.0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6" calcext:value-type="float">
            <text:p>-0.0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4" calcext:value-type="float">
            <text:p>-0.0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2" calcext:value-type="float">
            <text:p>-0.0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00000000000001" calcext:value-type="float">
            <text:p>0.0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8" calcext:value-type="float">
            <text:p>0.4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6" calcext:value-type="float">
            <text:p>0.4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4" calcext:value-type="float">
            <text:p>0.4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8" calcext:value-type="float">
            <text:p>0.3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6" calcext:value-type="float">
            <text:p>0.3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4" calcext:value-type="float">
            <text:p>0.3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2" calcext:value-type="float">
            <text:p>0.3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8" calcext:value-type="float">
            <text:p>0.2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6" calcext:value-type="float">
            <text:p>0.2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2" calcext:value-type="float">
            <text:p>0.2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8" calcext:value-type="float">
            <text:p>0.1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6" calcext:value-type="float">
            <text:p>0.1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4" calcext:value-type="float">
            <text:p>0.1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2" calcext:value-type="float">
            <text:p>0.1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8" calcext:value-type="float">
            <text:p>0.0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6" calcext:value-type="float">
            <text:p>0.0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2" calcext:value-type="float">
            <text:p>-0.0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4" calcext:value-type="float">
            <text:p>-0.0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600000000000001" calcext:value-type="float">
            <text:p>-0.0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08" calcext:value-type="float">
            <text:p>-0.0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" calcext:value-type="float">
            <text:p>-0.1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2" calcext:value-type="float">
            <text:p>-0.1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4" calcext:value-type="float">
            <text:p>-0.1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6" calcext:value-type="float">
            <text:p>-0.1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18" calcext:value-type="float">
            <text:p>-0.18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" calcext:value-type="float">
            <text:p>-0.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2" calcext:value-type="float">
            <text:p>-0.22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4" calcext:value-type="float">
            <text:p>-0.24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6" calcext:value-type="float">
            <text:p>-0.26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28" calcext:value-type="float">
            <text:p>-0.2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" calcext:value-type="float">
            <text:p>-0.3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2" calcext:value-type="float">
            <text:p>-0.3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4" calcext:value-type="float">
            <text:p>-0.3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6" calcext:value-type="float">
            <text:p>-0.3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38" calcext:value-type="float">
            <text:p>-0.3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" calcext:value-type="float">
            <text:p>-0.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2" calcext:value-type="float">
            <text:p>-0.42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4" calcext:value-type="float">
            <text:p>-0.44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6" calcext:value-type="float">
            <text:p>-0.46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48" calcext:value-type="float">
            <text:p>-0.48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  <table:table-row table:style-name="ro1">
          <table:table-cell/>
          <table:table-cell office:value-type="float" office:value="-0.5" calcext:value-type="float">
            <text:p>-0.5</text:p>
          </table:table-cell>
          <table:table-cell office:value-type="float" office:value="-1024" calcext:value-type="float">
            <text:p>-102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02:19:44.5018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8:49:40.540498000</meta:creation-date>
    <dc:date>2017-05-28T02:23:44.299015000</dc:date>
    <meta:editing-duration>PT1H2M18S</meta:editing-duration>
    <meta:editing-cycles>10</meta:editing-cycles>
    <meta:generator>LibreOffice/5.1.4.2$MacOSX_X86_64 LibreOffice_project/f99d75f39f1c57ebdd7ffc5f42867c12031db97a</meta:generator>
    <meta:document-statistic meta:table-count="1" meta:cell-count="4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1.5" chart:origin="0" chart:interval-major="0.5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origin="0" chart:interval-major="5000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03cm" svg:height="7.339cm" xlink:href=".." xlink:type="simple" chart:class="chart:scatter" chart:style-name="ch1">
        <chart:plot-area chart:style-name="ch2" table:cell-range-address="Sheet1.G18:Sheet1.G28 Sheet1.I18:Sheet1.I28" svg:x="0.747cm" svg:y="0.144cm" svg:width="9.4cm" svg:height="6.444cm">
          <chartooo:coordinate-region svg:x="2.006cm" svg:y="0.349cm" svg:width="7.895cm" svg:height="5.733cm"/>
          <chart:axis chart:dimension="x" chart:name="primary-x" chart:style-name="ch3">
            <chart:title svg:x="5.044cm" svg:y="6.735cm" chart:style-name="ch4">
              <text:p>T (K)</text:p>
            </chart:title>
          </chart:axis>
          <chart:axis chart:dimension="y" chart:name="primary-y" chart:style-name="ch5">
            <chart:title svg:x="0.008cm" svg:y="3.505cm" chart:style-name="ch6">
              <text:p>χ</text:p>
            </chart:title>
          </chart:axis>
          <chart:series chart:style-name="ch7" chart:values-cell-range-address="Sheet1.I18:Sheet1.I28" chart:class="chart:scatter">
            <chart:domain table:cell-range-address="Sheet1.G18:Sheet1.G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G18:Sheet1.G28</svg:desc>
                </draw:g>
              </table:table-cell>
              <table:table-cell office:value-type="float" office:value="1480">
                <text:p>1480</text:p>
                <draw:g>
                  <svg:desc>Sheet1.I18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3272.7272727273">
                <text:p>13272.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7142.8571428571">
                <text:p>27142.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7066.6666666667">
                <text:p>17066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1625">
                <text:p>1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6111.11111111111">
                <text:p>6111.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0.4" chart:maximum="10" chart:origin="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true" chart:minimum="100" chart:maximum="100000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cm" chart:symbol-height="0.2cm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203cm" svg:height="7.339cm" xlink:href=".." xlink:type="simple" chart:class="chart:scatter" chart:style-name="ch1">
        <chart:plot-area chart:style-name="ch2" table:cell-range-address="Sheet1.G18:Sheet1.G28 Sheet1.I18:Sheet1.I28" svg:x="0.543cm" svg:y="0.144cm" svg:width="9.358cm" svg:height="6.444cm">
          <chartooo:coordinate-region svg:x="2.006cm" svg:y="0.349cm" svg:width="7.895cm" svg:height="5.733cm"/>
          <chart:axis chart:dimension="x" chart:name="primary-x" chart:style-name="ch3">
            <chart:title svg:x="4.819cm" svg:y="6.735cm" chart:style-name="ch4">
              <text:p>T (K)</text:p>
            </chart:title>
          </chart:axis>
          <chart:axis chart:dimension="y" chart:name="primary-y" chart:style-name="ch5">
            <chart:title svg:x="0.001cm" svg:y="3.505cm" chart:style-name="ch6">
              <text:p>χ</text:p>
            </chart:title>
          </chart:axis>
          <chart:series chart:style-name="ch7" chart:values-cell-range-address="Sheet1.I18:Sheet1.I28" chart:class="chart:scatter">
            <chart:domain table:cell-range-address="Sheet1.G18:Sheet1.G28"/>
            <chart:data-point chart:style-name="ch8" chart:repeated="2"/>
            <chart:data-point/>
            <chart:data-point chart:style-name="ch8"/>
            <chart:data-point/>
            <chart:data-point chart:style-name="ch8" chart:repeated="3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G18:Sheet1.G28</svg:desc>
                </draw:g>
              </table:table-cell>
              <table:table-cell office:value-type="float" office:value="1480">
                <text:p>1480</text:p>
                <draw:g>
                  <svg:desc>Sheet1.I18:Sheet1.I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5">
                <text:p>0.55</text:p>
              </table:table-cell>
              <table:table-cell office:value-type="float" office:value="13272.7272727273">
                <text:p>13272.7272727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33333.333333333">
                <text:p>133333.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">
                <text:p>0.7</text:p>
              </table:table-cell>
              <table:table-cell office:value-type="float" office:value="27142.8571428571">
                <text:p>27142.85714285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17066.6666666667">
                <text:p>17066.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1625">
                <text:p>11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">
                <text:p>0.9</text:p>
              </table:table-cell>
              <table:table-cell office:value-type="float" office:value="6111.11111111111">
                <text:p>6111.11111111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32.5">
                <text:p>33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0.5" chart:maximum="10" chart:origin="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true" chart:minimum="100" chart:maximum="10000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cm" chart:symbol-height="0.2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203cm" svg:height="7.339cm" xlink:href=".." xlink:type="simple" chart:class="chart:scatter" chart:column-mapping="0 2 1" chart:style-name="ch1">
        <chart:plot-area chart:style-name="ch2" table:cell-range-address="Sheet1.G12:Sheet1.I15" svg:x="0.929cm" svg:y="0.145cm" svg:width="8.972cm" svg:height="6.443cm">
          <chartooo:coordinate-region svg:x="2.006cm" svg:y="0.349cm" svg:width="7.895cm" svg:height="5.733cm"/>
          <chart:axis chart:dimension="x" chart:name="primary-x" chart:style-name="ch3">
            <chart:title svg:x="5.012cm" svg:y="6.735cm" chart:style-name="ch4">
              <text:p>T (K)</text:p>
            </chart:title>
          </chart:axis>
          <chart:axis chart:dimension="y" chart:name="primary-y" chart:style-name="ch5">
            <chart:title svg:x="0.19cm" svg:y="3.505cm" chart:style-name="ch6">
              <text:p>χ</text:p>
            </chart:title>
          </chart:axis>
          <chart:series chart:style-name="ch7" chart:values-cell-range-address="Sheet1.I12:Sheet1.I15" chart:class="chart:scatter">
            <chart:domain table:cell-range-address="Sheet1.G12:Sheet1.G15"/>
            <chart:data-point chart:style-name="ch8" chart:repeated="2"/>
            <chart:data-point/>
            <chart:data-point chart:style-name="ch8"/>
          </chart:series>
          <chart:series chart:style-name="ch9" chart:values-cell-range-address="Sheet1.H12:Sheet1.H15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12:Sheet1.G15</svg:desc>
                </draw:g>
              </table:table-cell>
              <table:table-cell office:value-type="float" office:value="4490">
                <text:p>4490</text:p>
                <draw:g>
                  <svg:desc>Sheet1.I12:Sheet1.I15</svg:desc>
                </draw:g>
              </table:table-cell>
              <table:table-cell office:value-type="float" office:value="3883">
                <text:p>3883</text:p>
                <draw:g>
                  <svg:desc>Sheet1.H12:Sheet1.H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10">
                <text:p>910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32.5">
                <text:p>332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5">
                <text:p>145</text:p>
              </table:table-cell>
              <table:table-cell office:value-type="float" office:value="139.6">
                <text:p>139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